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5">
      <style:text-properties officeooo:rsid="000ce1c1" officeooo:paragraph-rsid="000ce1c1"/>
    </style:style>
    <style:style style:name="P10" style:family="paragraph" style:parent-style-name="Text_20_body" style:list-style-name="L3">
      <style:text-properties officeooo:rsid="001056eb" officeooo:paragraph-rsid="000ce1c1"/>
    </style:style>
    <style:style style:name="P11" style:family="paragraph" style:parent-style-name="Text_20_body" style:list-style-name="L3">
      <style:text-properties officeooo:rsid="00118920" officeooo:paragraph-rsid="00118920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3</text:span></text:h>
      <text:p text:style-name="P3"><text:span text:style-name="T1">Total working hours -</text:span> <text:span text:style-name="T3">2</text:span>.</text:p>
      <text:p text:style-name="P1"><text:span text:style-name="T1">Tasks completed</text:span>:</text:p>
      <text:list xml:id="list3686649790966036856" text:style-name="L1">
        <text:list-item>
          <text:p text:style-name="P6">Helper function AES_<text:span text:style-name="T3">AddRoundKey; test case, </text:span>unit test.</text:p>
        </text:list-item>
      </text:list>
      <text:p text:style-name="P4">Progress on the software:</text:p>
      <text:list xml:id="list1383549394528359997" text:style-name="L2">
        <text:list-item>
          <text:p text:style-name="P7"><text:span text:style-name="T3">Cipher helper function AddRoundKey </text:span>implemented and unit tested.</text:p>
        </text:list-item>
      </text:list>
      <text:p text:style-name="P4">Learned:</text:p>
      <text:list xml:id="list5981384831882998753" text:style-name="L3">
        <text:list-item>
          <text:p text:style-name="P10">Debugging.</text:p>
        </text:list-item>
        <text:list-item>
          <text:p text:style-name="P11">Standard contains ample material for unit test cases. Very easy to debug and implement.</text:p>
        </text:list-item>
      </text:list>
      <text:p text:style-name="P2"><text:span text:style-name="T1">Unclear / problems</text:span>:</text:p>
      <text:list xml:id="list6072678580321669200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5037071496724546589" text:style-name="L5">
        <text:list-item>
          <text:p text:style-name="P9">Encryption <text:span text:style-name="T3">and decryption main</text:span> functions and unit testing of tho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8T10:49:54.797841000</dc:date>
    <dc:creator>Riku Kalinen</dc:creator>
    <meta:editing-duration>PT1H47M54S</meta:editing-duration>
    <meta:editing-cycles>1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3" meta:word-count="68" meta:character-count="413" meta:non-whitespace-character-count="364"/>
  </office:meta>
</office:document-meta>
</file>